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AUL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RK</text:p>
          </table:table-cell>
          <table:table-cell office:value-type="string" calcext:value-type="string">
            <text:p>PHLB</text:p>
          </table:table-cell>
          <table:table-cell office:value-type="string" calcext:value-type="string">
            <text:p>YE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05-01-16" calcext:value-type="date">
            <text:p>01/16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09H35M00S" calcext:value-type="time">
            <text:p>09:35:00 AM</text:p>
          </table:table-cell>
          <table:table-cell office:value-type="float" office:value="46.30425" calcext:value-type="float">
            <text:p>46.30425</text:p>
          </table:table-cell>
          <table:table-cell office:value-type="float" office:value="-124.7251" calcext:value-type="float">
            <text:p>-124.7251</text:p>
          </table:table-cell>
          <table:table-cell office:value-type="float" office:value="527.5" calcext:value-type="float">
            <text:p>527.5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05-01-16" calcext:value-type="date">
            <text:p>01/16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12H18M00S" calcext:value-type="time">
            <text:p>12:18:00 PM</text:p>
          </table:table-cell>
          <table:table-cell office:value-type="float" office:value="46.73217" calcext:value-type="float">
            <text:p>46.73217</text:p>
          </table:table-cell>
          <table:table-cell office:value-type="float" office:value="-124.9304" calcext:value-type="float">
            <text:p>-124.9304</text:p>
          </table:table-cell>
          <table:table-cell office:value-type="float" office:value="673.7" calcext:value-type="float">
            <text:p>673.7</text:p>
          </table:table-cell>
          <table:table-cell office:value-type="float" office:value="4.54" calcext:value-type="float">
            <text:p>4.54</text:p>
          </table:table-cell>
          <table:table-cell office:value-type="float" office:value="533.1" calcext:value-type="float">
            <text:p>533.1</text:p>
          </table:table-cell>
          <table:table-cell office:value-type="float" office:value="988.4" calcext:value-type="float">
            <text:p>98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05-01-18" calcext:value-type="date">
            <text:p>01/18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10H44M00S" calcext:value-type="time">
            <text:p>10:44:00 AM</text:p>
          </table:table-cell>
          <table:table-cell office:value-type="float" office:value="46.71926" calcext:value-type="float">
            <text:p>46.71926</text:p>
          </table:table-cell>
          <table:table-cell office:value-type="float" office:value="-124.8186" calcext:value-type="float">
            <text:p>-124.8186</text:p>
          </table:table-cell>
          <table:table-cell office:value-type="float" office:value="276.2" calcext:value-type="float">
            <text:p>276.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date" office:date-value="2005-01-18" calcext:value-type="date">
            <text:p>01/18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18H22M00S" calcext:value-type="time">
            <text:p>06:22:00 PM</text:p>
          </table:table-cell>
          <table:table-cell office:value-type="float" office:value="46.92419" calcext:value-type="float">
            <text:p>46.92419</text:p>
          </table:table-cell>
          <table:table-cell office:value-type="float" office:value="-125.0965" calcext:value-type="float">
            <text:p>-125.0965</text:p>
          </table:table-cell>
          <table:table-cell office:value-type="float" office:value="823.7" calcext:value-type="float">
            <text:p>823.7</text:p>
          </table:table-cell>
          <table:table-cell office:value-type="float" office:value="6.89" calcext:value-type="float">
            <text:p>6.89</text:p>
          </table:table-cell>
          <table:table-cell office:value-type="float" office:value="104.2" calcext:value-type="float">
            <text:p>104.2</text:p>
          </table:table-cell>
          <table:table-cell office:value-type="float" office:value="455.4" calcext:value-type="float">
            <text:p>455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date" office:date-value="2005-01-20" calcext:value-type="date">
            <text:p>01/20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05H35M00S" calcext:value-type="time">
            <text:p>05:35:00 AM</text:p>
          </table:table-cell>
          <table:table-cell office:value-type="float" office:value="47.01439" calcext:value-type="float">
            <text:p>47.01439</text:p>
          </table:table-cell>
          <table:table-cell office:value-type="float" office:value="-124.983" calcext:value-type="float">
            <text:p>-124.983</text:p>
          </table:table-cell>
          <table:table-cell office:value-type="float" office:value="172.7" calcext:value-type="float">
            <text:p>172.7</text:p>
          </table:table-cell>
          <table:table-cell office:value-type="float" office:value="4.14" calcext:value-type="float">
            <text:p>4.14</text:p>
          </table:table-cell>
          <table:table-cell office:value-type="float" office:value="58.8" calcext:value-type="float">
            <text:p>58.8</text:p>
          </table:table-cell>
          <table:table-cell office:value-type="float" office:value="672.1" calcext:value-type="float">
            <text:p>6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2005-01-21" calcext:value-type="date">
            <text:p>01/21/05</text:p>
          </table:table-cell>
          <table:table-cell office:value-type="float" office:value="2005" calcext:value-type="float">
            <text:p>2005</text:p>
          </table:table-cell>
          <table:table-cell table:style-name="ce2" office:value-type="time" office:time-value="PT15H18M00S" calcext:value-type="time">
            <text:p>03:18:00 PM</text:p>
          </table:table-cell>
          <table:table-cell office:value-type="float" office:value="47.56385" calcext:value-type="float">
            <text:p>47.56385</text:p>
          </table:table-cell>
          <table:table-cell office:value-type="float" office:value="-125.4362" calcext:value-type="float">
            <text:p>-125.4362</text:p>
          </table:table-cell>
          <table:table-cell office:value-type="float" office:value="985.7" calcext:value-type="float">
            <text:p>985.7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53:17.930691214</meta:creation-date>
    <dc:date>2017-03-24T19:04:00.252063554</dc:date>
    <meta:editing-duration>P0D</meta:editing-duration>
    <meta:editing-cycles>1</meta:editing-cycles>
    <meta:document-statistic meta:table-count="1" meta:cell-count="77" meta:object-count="0"/>
    <meta:generator>LibreOffice/4.2.8.2$Linux_X86_64 LibreOffice_project/420m0$Build-2</meta:generator>
  </office:meta>
</office:document-meta>
</file>